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LEGENDS OF VALENYA chapter-by-chapter Table of Contents </text:span></text:h>
      <text:h text:style-name="Heading_20_2" text:outline-level="2"><text:span text:style-name="Emphasis">Quest of the Twin Blades</text:span></text:h>
      <text:h text:style-name="Heading_20_3" text:outline-level="3"><text:span text:style-name="Strong_20_Emphasis">Book I — Foxfire and Ash</text:span></text:h>
      <text:p text:style-name="Horizontal_20_Line"/>
      <text:h text:style-name="Heading_20_2" text:outline-level="2"><text:span text:style-name="Strong_20_Emphasis">ACT I — FOXFIRE LOST</text:span></text:h>
      <text:p text:style-name="Text_20_body"><text:span text:style-name="Emphasis">Who the Vulpiri Were</text:span></text:p>
      <text:p text:style-name="Horizontal_20_Line"/>
      <text:h text:style-name="Heading_20_3" text:outline-level="3"><text:span text:style-name="Strong_20_Emphasis">Chapter 0 — Prologue: The Foxes of the River</text:span></text:h>
      <text:p text:style-name="Text_20_body"><text:span text:style-name="Strong_20_Emphasis">POV:</text:span> Third-person close (Yori → Nami)<text:line-break/><text:span text:style-name="Strong_20_Emphasis">Theme:</text:span> Belonging, ritual, quiet joy<text:line-break/><text:span text:style-name="Strong_20_Emphasis">Purpose:</text:span> Establish the Vulpiri as <text:span text:style-name="Emphasis">people</text:span>, not mysteries</text:p>
      <text:p text:style-name="Text_20_body"><text:span text:style-name="Strong_20_Emphasis">Key beats</text:span></text:p>
      <text:list text:style-name="L1">
        <text:list-item>
          <text:p text:style-name="P1">Morning in the Vulpiri village</text:p>
        </text:list-item>
        <text:list-item>
          <text:p text:style-name="P1">Nami cooking; plants responding</text:p>
        </text:list-item>
        <text:list-item>
          <text:p text:style-name="P1">Yori learning craft beside his father, <text:span text:style-name="Strong_20_Emphasis">Akihiro Sunblaze</text:span></text:p>
        </text:list-item>
        <text:list-item>
          <text:p text:style-name="P1">A young, clever squirrel begins following Nami (unnamed)</text:p>
        </text:list-item>
      </text:list>
      <text:p text:style-name="Text_20_body"><text:span text:style-name="Strong_20_Emphasis">Quest Hooks</text:span></text:p>
      <text:list text:style-name="L2">
        <text:list-item>
          <text:p text:style-name="P2">Herbal gathering tutorial</text:p>
        </text:list-item>
        <text:list-item>
          <text:p text:style-name="P2">Crafting introduction</text:p>
        </text:list-item>
        <text:list-item>
          <text:p text:style-name="P2">Social interactions with elders</text:p>
        </text:list-item>
      </text:list>
      <text:p text:style-name="Horizontal_20_Line"/>
      <text:h text:style-name="Heading_20_3" text:outline-level="3"><text:span text:style-name="Strong_20_Emphasis">Chapter 1 — Embers on Both Banks</text:span></text:h>
      <text:p text:style-name="Text_20_body"><text:span text:style-name="Strong_20_Emphasis">POV:</text:span> Split (Yori / Nami / brief Arin)<text:line-break/><text:span text:style-name="Strong_20_Emphasis">Theme:</text:span> Sudden violence, loss without glory</text:p>
      <text:p text:style-name="Text_20_body"><text:span text:style-name="Strong_20_Emphasis">Key beats</text:span></text:p>
      <text:list text:style-name="L3">
        <text:list-item>
          <text:p text:style-name="P3">Coordinated Red Raven attack</text:p>
        </text:list-item>
        <text:list-item>
          <text:p text:style-name="P3"><text:soft-page-break/>Sister village across the river falls as well</text:p>
        </text:list-item>
        <text:list-item>
          <text:p text:style-name="P3"><text:span text:style-name="Strong_20_Emphasis">Arin</text:span>, Elven commander, fights and loses most of his unit</text:p>
        </text:list-item>
        <text:list-item>
          <text:p text:style-name="P3">Akihiro organizes evacuation, not resistance</text:p>
        </text:list-item>
      </text:list>
      <text:p text:style-name="Text_20_body"><text:span text:style-name="Strong_20_Emphasis">Quest Hooks</text:span></text:p>
      <text:list text:style-name="L4">
        <text:list-item>
          <text:p text:style-name="P4">Evacuation mechanics</text:p>
        </text:list-item>
        <text:list-item>
          <text:p text:style-name="P4">Timed survival encounters</text:p>
        </text:list-item>
        <text:list-item>
          <text:p text:style-name="P4">Environmental hazards</text:p>
        </text:list-item>
      </text:list>
      <text:p text:style-name="Horizontal_20_Line"/>
      <text:h text:style-name="Heading_20_3" text:outline-level="3"><text:span text:style-name="Strong_20_Emphasis">Chapter 2 — The Names of the Fallen</text:span></text:h>
      <text:p text:style-name="Text_20_body"><text:span text:style-name="Strong_20_Emphasis">POV:</text:span> Arin → Yori<text:line-break/><text:span text:style-name="Strong_20_Emphasis">Theme:</text:span> Honor, shared grief</text:p>
      <text:p text:style-name="Text_20_body"><text:span text:style-name="Strong_20_Emphasis">Key beats</text:span></text:p>
      <text:list text:style-name="L5">
        <text:list-item>
          <text:p text:style-name="P5">Funeral rites led by Akihiro</text:p>
        </text:list-item>
        <text:list-item>
          <text:p text:style-name="P5">Fallen humans honored by name</text:p>
        </text:list-item>
        <text:list-item>
          <text:p text:style-name="P5">Arin is shaken, not consoled</text:p>
        </text:list-item>
        <text:list-item>
          <text:p text:style-name="P5">Seeds of lifelong debt planted</text:p>
        </text:list-item>
      </text:list>
      <text:p text:style-name="Text_20_body"><text:span text:style-name="Strong_20_Emphasis">Quest Hooks</text:span></text:p>
      <text:list text:style-name="L6">
        <text:list-item>
          <text:p text:style-name="P6">Ritual interaction</text:p>
        </text:list-item>
        <text:list-item>
          <text:p text:style-name="P6">Lore unlock: Vulpiri funerary customs</text:p>
        </text:list-item>
      </text:list>
      <text:p text:style-name="Horizontal_20_Line"/>
      <text:h text:style-name="Heading_20_3" text:outline-level="3"><text:span text:style-name="Strong_20_Emphasis">Chapter 3 — Ash and Silence</text:span></text:h>
      <text:p text:style-name="Text_20_body"><text:span text:style-name="Strong_20_Emphasis">POV:</text:span> Nami<text:line-break/><text:span text:style-name="Strong_20_Emphasis">Theme:</text:span> Endings that don’t feel finished</text:p>
      <text:p text:style-name="Text_20_body"><text:span text:style-name="Strong_20_Emphasis">Key beats</text:span></text:p>
      <text:list text:style-name="L7">
        <text:list-item>
          <text:p text:style-name="P7">Akihiro stays behind</text:p>
        </text:list-item>
        <text:list-item>
          <text:p text:style-name="P7">Survivors scatter</text:p>
        </text:list-item>
        <text:list-item>
          <text:p text:style-name="P7">Nami takes the squirrel with her</text:p>
        </text:list-item>
        <text:list-item>
          <text:p text:style-name="P7">Foxfire fades behind them</text:p>
        </text:list-item>
      </text:list>
      <text:p text:style-name="Text_20_body"><text:span text:style-name="Strong_20_Emphasis">Quest Hooks</text:span></text:p>
      <text:list text:style-name="L8">
        <text:list-item>
          <text:p text:style-name="P8">Escape sequence</text:p>
        </text:list-item>
        <text:list-item>
          <text:p text:style-name="P8"><text:soft-page-break/>Companion unlocked (Squirrel – unnamed)</text:p>
        </text:list-item>
      </text:list>
      <text:p text:style-name="Horizontal_20_Line"/>
      <text:h text:style-name="Heading_20_2" text:outline-level="2"><text:span text:style-name="Strong_20_Emphasis">ACT II — THE LONG ROAD</text:span></text:h>
      <text:p text:style-name="Text_20_body"><text:span text:style-name="Emphasis">Who They Became</text:span></text:p>
      <text:p text:style-name="Horizontal_20_Line"/>
      <text:h text:style-name="Heading_20_3" text:outline-level="3"><text:span text:style-name="Strong_20_Emphasis">Chapter 4 — Living Between Roots</text:span></text:h>
      <text:p text:style-name="Text_20_body"><text:span text:style-name="Strong_20_Emphasis">POV:</text:span> Dual<text:line-break/><text:span text:style-name="Strong_20_Emphasis">Theme:</text:span> Survival, adaptation</text:p>
      <text:p text:style-name="Text_20_body"><text:span text:style-name="Strong_20_Emphasis">Key beats</text:span></text:p>
      <text:list text:style-name="L9">
        <text:list-item>
          <text:p text:style-name="P9">Months on the road</text:p>
        </text:list-item>
        <text:list-item>
          <text:p text:style-name="P9">Living off the land</text:p>
        </text:list-item>
        <text:list-item>
          <text:p text:style-name="P9">Training through necessity</text:p>
        </text:list-item>
        <text:list-item>
          <text:p text:style-name="P9">Squirrel earns the name <text:span text:style-name="Strong_20_Emphasis">Mr. Pickles</text:span></text:p>
        </text:list-item>
      </text:list>
      <text:p text:style-name="Text_20_body"><text:span text:style-name="Strong_20_Emphasis">Quest Hooks</text:span></text:p>
      <text:list text:style-name="L10">
        <text:list-item>
          <text:p text:style-name="P10">Open-world survival loop</text:p>
        </text:list-item>
        <text:list-item>
          <text:p text:style-name="P10">Companion utility skills</text:p>
        </text:list-item>
        <text:list-item>
          <text:p text:style-name="P10">Stealth tutorials</text:p>
        </text:list-item>
      </text:list>
      <text:p text:style-name="Horizontal_20_Line"/>
      <text:h text:style-name="Heading_20_3" text:outline-level="3"><text:span text:style-name="Strong_20_Emphasis">Chapter 5 — Trials Without Witness</text:span></text:h>
      <text:p text:style-name="Text_20_body"><text:span text:style-name="Strong_20_Emphasis">POV:</text:span> Internal (Yori / Nami split sequences)<text:line-break/><text:span text:style-name="Strong_20_Emphasis">Theme:</text:span> Identity tested alone</text:p>
      <text:p text:style-name="Text_20_body"><text:span text:style-name="Strong_20_Emphasis">Key beats</text:span></text:p>
      <text:list text:style-name="L11">
        <text:list-item>
          <text:p text:style-name="P11">Illusion-like trials (dream, memory, spirit)</text:p>
        </text:list-item>
        <text:list-item>
          <text:p text:style-name="P11">Hints of ancient guardians</text:p>
        </text:list-item>
        <text:list-item>
          <text:p text:style-name="P11">No full answers given</text:p>
        </text:list-item>
      </text:list>
      <text:p text:style-name="Text_20_body"><text:span text:style-name="Strong_20_Emphasis">Quest Hooks</text:span></text:p>
      <text:list text:style-name="L12">
        <text:list-item>
          <text:p text:style-name="P12">Solo trial scenarios</text:p>
        </text:list-item>
        <text:list-item>
          <text:p text:style-name="P12">Skill-based challenges</text:p>
        </text:list-item>
        <text:list-item>
          <text:p text:style-name="P12">First whispers of greater forces</text:p>
        </text:list-item>
      </text:list>
      <text:p text:style-name="Horizontal_20_Line"/>
      <text:h text:style-name="Heading_20_2" text:outline-level="2"><text:soft-page-break/><text:span text:style-name="Strong_20_Emphasis">ACT III — FROSTHOLM</text:span></text:h>
      <text:p text:style-name="Text_20_body"><text:span text:style-name="Emphasis">Responsibility Without Safety</text:span></text:p>
      <text:p text:style-name="Horizontal_20_Line"/>
      <text:h text:style-name="Heading_20_3" text:outline-level="3"><text:span text:style-name="Strong_20_Emphasis">Chapter 6 — Frostholm’s Breath</text:span></text:h>
      <text:p text:style-name="Text_20_body"><text:span text:style-name="Strong_20_Emphasis">POV:</text:span> External third-person<text:line-break/><text:span text:style-name="Strong_20_Emphasis">Theme:</text:span> Suspicion, watchful calm</text:p>
      <text:p text:style-name="Text_20_body"><text:span text:style-name="Strong_20_Emphasis">Key beats</text:span></text:p>
      <text:list text:style-name="L13">
        <text:list-item>
          <text:p text:style-name="P13">Arrival in Frostholm</text:p>
        </text:list-item>
        <text:list-item>
          <text:p text:style-name="P13">Mayor senses “something”</text:p>
        </text:list-item>
        <text:list-item>
          <text:p text:style-name="P13">Red Raven patrols increase</text:p>
        </text:list-item>
        <text:list-item>
          <text:p text:style-name="P13">Willowith is foreshadowed</text:p>
        </text:list-item>
      </text:list>
      <text:p text:style-name="Text_20_body"><text:span text:style-name="Strong_20_Emphasis">Quest Hooks</text:span></text:p>
      <text:list text:style-name="L14">
        <text:list-item>
          <text:p text:style-name="P14">Town integration</text:p>
        </text:list-item>
        <text:list-item>
          <text:p text:style-name="P14">Early Red Raven skirmishes</text:p>
        </text:list-item>
      </text:list>
      <text:p text:style-name="Horizontal_20_Line"/>
      <text:h text:style-name="Heading_20_3" text:outline-level="3"><text:span text:style-name="Strong_20_Emphasis">Chapter 7 — Shadows That Learn</text:span></text:h>
      <text:p text:style-name="Text_20_body"><text:span text:style-name="Strong_20_Emphasis">POV:</text:span> Yori<text:line-break/><text:span text:style-name="Strong_20_Emphasis">Theme:</text:span> Escalation</text:p>
      <text:p text:style-name="Text_20_body"><text:span text:style-name="Strong_20_Emphasis">Key beats</text:span></text:p>
      <text:list text:style-name="L15">
        <text:list-item>
          <text:p text:style-name="P15">Ravik’s orders discovered</text:p>
        </text:list-item>
        <text:list-item>
          <text:p text:style-name="P15">Shadow Forge rumors</text:p>
        </text:list-item>
        <text:list-item>
          <text:p text:style-name="P15">First clear mention of the Vale</text:p>
        </text:list-item>
      </text:list>
      <text:p text:style-name="Text_20_body"><text:span text:style-name="Strong_20_Emphasis">Quest Hooks</text:span></text:p>
      <text:list text:style-name="L16">
        <text:list-item>
          <text:p text:style-name="P16">Enemy camps</text:p>
        </text:list-item>
        <text:list-item>
          <text:p text:style-name="P16">Document discovery system</text:p>
        </text:list-item>
        <text:list-item>
          <text:p text:style-name="P16">Puzzle ruins</text:p>
        </text:list-item>
      </text:list>
      <text:p text:style-name="Horizontal_20_Line"/>
      <text:h text:style-name="Heading_20_3" text:outline-level="3"><text:span text:style-name="Strong_20_Emphasis">Chapter 8 — Willowith the Green</text:span></text:h>
      <text:p text:style-name="Text_20_body"><text:span text:style-name="Strong_20_Emphasis">POV:</text:span> Nami<text:line-break/><text:span text:style-name="Strong_20_Emphasis">Theme:</text:span> Cost of resistance</text:p>
      <text:p text:style-name="Text_20_body"><text:soft-page-break/><text:span text:style-name="Strong_20_Emphasis">Key beats</text:span></text:p>
      <text:list text:style-name="L17">
        <text:list-item>
          <text:p text:style-name="P17">Fey ally bound and weakened</text:p>
        </text:list-item>
        <text:list-item>
          <text:p text:style-name="P17">Balance already failing</text:p>
        </text:list-item>
        <text:list-item>
          <text:p text:style-name="P17">Help offered — at a price</text:p>
        </text:list-item>
      </text:list>
      <text:p text:style-name="Text_20_body"><text:span text:style-name="Strong_20_Emphasis">Quest Hooks</text:span></text:p>
      <text:list text:style-name="L18">
        <text:list-item>
          <text:p text:style-name="P18">Cleansing ritual</text:p>
        </text:list-item>
        <text:list-item>
          <text:p text:style-name="P18">Nature vs shadow mechanics</text:p>
        </text:list-item>
      </text:list>
      <text:p text:style-name="Horizontal_20_Line"/>
      <text:h text:style-name="Heading_20_2" text:outline-level="2"><text:span text:style-name="Strong_20_Emphasis">ACT IV — OAKMERE</text:span></text:h>
      <text:p text:style-name="Text_20_body"><text:span text:style-name="Emphasis">What Home Means</text:span></text:p>
      <text:p text:style-name="Horizontal_20_Line"/>
      <text:h text:style-name="Heading_20_3" text:outline-level="3"><text:span text:style-name="Strong_20_Emphasis">Chapter 9 — Warm Bread, Cold Roads</text:span></text:h>
      <text:p text:style-name="Text_20_body"><text:span text:style-name="Strong_20_Emphasis">POV:</text:span> Nami<text:line-break/><text:span text:style-name="Strong_20_Emphasis">Theme:</text:span> Safety rediscovered</text:p>
      <text:p text:style-name="Text_20_body"><text:span text:style-name="Strong_20_Emphasis">Key beats</text:span></text:p>
      <text:list text:style-name="L19">
        <text:list-item>
          <text:p text:style-name="P19">Tavern scene (Hobgoblin barkeep)</text:p>
        </text:list-item>
        <text:list-item>
          <text:p text:style-name="P19">Brunn’s ale recognized</text:p>
        </text:list-item>
        <text:list-item>
          <text:p text:style-name="P19">Mr. Pickles reveals himself</text:p>
        </text:list-item>
        <text:list-item>
          <text:p text:style-name="P19">Sense of <text:span text:style-name="Emphasis">home</text:span></text:p>
        </text:list-item>
      </text:list>
      <text:p text:style-name="Text_20_body"><text:span text:style-name="Strong_20_Emphasis">Quest Hooks</text:span></text:p>
      <text:list text:style-name="L20">
        <text:list-item>
          <text:p text:style-name="P20">Social hub unlocked</text:p>
        </text:list-item>
        <text:list-item>
          <text:p text:style-name="P20">Relationship flags</text:p>
        </text:list-item>
        <text:list-item>
          <text:p text:style-name="P20">Cozy mechanics begin</text:p>
        </text:list-item>
      </text:list>
      <text:p text:style-name="Horizontal_20_Line"/>
      <text:h text:style-name="Heading_20_3" text:outline-level="3"><text:span text:style-name="Strong_20_Emphasis">Chapter 10 — Coins and Quiet Trust</text:span></text:h>
      <text:p text:style-name="Text_20_body"><text:span text:style-name="Strong_20_Emphasis">POV:</text:span> Yori<text:line-break/><text:span text:style-name="Strong_20_Emphasis">Theme:</text:span> Chosen honesty</text:p>
      <text:p text:style-name="Text_20_body"><text:span text:style-name="Strong_20_Emphasis">Key beats</text:span></text:p>
      <text:list text:style-name="L21">
        <text:list-item>
          <text:p text:style-name="P21">Mayor Elias observed, not convinced</text:p>
        </text:list-item>
        <text:list-item>
          <text:p text:style-name="P21"><text:soft-page-break/>Help offered without questions</text:p>
        </text:list-item>
        <text:list-item>
          <text:p text:style-name="P21">First hints of Rogue Chapter presence</text:p>
        </text:list-item>
      </text:list>
      <text:p text:style-name="Text_20_body"><text:span text:style-name="Strong_20_Emphasis">Quest Hooks</text:span></text:p>
      <text:list text:style-name="L22">
        <text:list-item>
          <text:p text:style-name="P22">Town aid quests</text:p>
        </text:list-item>
        <text:list-item>
          <text:p text:style-name="P22">Mayor’s subtle tests</text:p>
        </text:list-item>
      </text:list>
      <text:p text:style-name="Horizontal_20_Line"/>
      <text:h text:style-name="Heading_20_3" text:outline-level="3"><text:span text:style-name="Strong_20_Emphasis">Chapter 11 — The Cozy Corner</text:span></text:h>
      <text:p text:style-name="Text_20_body"><text:span text:style-name="Strong_20_Emphasis">POV:</text:span> Shared<text:line-break/><text:span text:style-name="Strong_20_Emphasis">Theme:</text:span> Building instead of fleeing</text:p>
      <text:p text:style-name="Text_20_body"><text:span text:style-name="Strong_20_Emphasis">Key beats</text:span></text:p>
      <text:list text:style-name="L23">
        <text:list-item>
          <text:p text:style-name="P23">Tent tavern established</text:p>
        </text:list-item>
        <text:list-item>
          <text:p text:style-name="P23">Nami cooks, Yori crafts</text:p>
        </text:list-item>
        <text:list-item>
          <text:p text:style-name="P23">Gromm, Pim, Rusk introduced</text:p>
        </text:list-item>
        <text:list-item>
          <text:p text:style-name="P23">Enchanted satchel later foreshadowed</text:p>
        </text:list-item>
      </text:list>
      <text:p text:style-name="Text_20_body"><text:span text:style-name="Strong_20_Emphasis">Quest Hooks</text:span></text:p>
      <text:list text:style-name="L24">
        <text:list-item>
          <text:p text:style-name="P24">Business loop</text:p>
        </text:list-item>
        <text:list-item>
          <text:p text:style-name="P24">Reputation system</text:p>
        </text:list-item>
        <text:list-item>
          <text:p text:style-name="P24">Defender NPCs</text:p>
        </text:list-item>
      </text:list>
      <text:p text:style-name="Horizontal_20_Line"/>
      <text:h text:style-name="Heading_20_2" text:outline-level="2"><text:span text:style-name="Strong_20_Emphasis">ACT V — THE ROGUE CHAPTER</text:span></text:h>
      <text:p text:style-name="Text_20_body"><text:span text:style-name="Emphasis">Who Yori Really Is</text:span></text:p>
      <text:p text:style-name="Horizontal_20_Line"/>
      <text:h text:style-name="Heading_20_3" text:outline-level="3"><text:span text:style-name="Strong_20_Emphasis">Chapter 12 — A Squeak at Dusk</text:span></text:h>
      <text:p text:style-name="Text_20_body"><text:span text:style-name="Strong_20_Emphasis">POV:</text:span> Yori<text:line-break/><text:span text:style-name="Strong_20_Emphasis">Theme:</text:span> Old oaths returning</text:p>
      <text:p text:style-name="Text_20_body"><text:span text:style-name="Strong_20_Emphasis">Key beats</text:span></text:p>
      <text:list text:style-name="L25">
        <text:list-item>
          <text:p text:style-name="P25"><text:span text:style-name="Strong_20_Emphasis">Mr. Squeaks</text:span> delivers the summons</text:p>
        </text:list-item>
        <text:list-item>
          <text:p text:style-name="P25">Timing proves the Guild watches, not commands</text:p>
        </text:list-item>
        <text:list-item>
          <text:p text:style-name="P25">Nami senses withheld truth</text:p>
        </text:list-item>
      </text:list>
      <text:p text:style-name="Text_20_body"><text:soft-page-break/><text:span text:style-name="Strong_20_Emphasis">Quest Hooks</text:span></text:p>
      <text:list text:style-name="L26">
        <text:list-item>
          <text:p text:style-name="P26">Secret meeting setup</text:p>
        </text:list-item>
        <text:list-item>
          <text:p text:style-name="P26">Stealth exit from Oakmere</text:p>
        </text:list-item>
      </text:list>
      <text:p text:style-name="Horizontal_20_Line"/>
      <text:h text:style-name="Heading_20_3" text:outline-level="3"><text:span text:style-name="Strong_20_Emphasis">Chapter 13 — Copper at the Door</text:span></text:h>
      <text:p text:style-name="Text_20_body"><text:span text:style-name="Strong_20_Emphasis">POV:</text:span> External<text:line-break/><text:span text:style-name="Strong_20_Emphasis">Theme:</text:span> Underestimation</text:p>
      <text:p text:style-name="Text_20_body"><text:span text:style-name="Strong_20_Emphasis">Key beats</text:span></text:p>
      <text:list text:style-name="L27">
        <text:list-item>
          <text:p text:style-name="P27">Silver-haired Half-Elf dismisses Yori</text:p>
        </text:list-item>
        <text:list-item>
          <text:p text:style-name="P27">Copper coin presented</text:p>
        </text:list-item>
        <text:list-item>
          <text:p text:style-name="P27">Rank assumed — incorrectly</text:p>
        </text:list-item>
      </text:list>
      <text:p text:style-name="Text_20_body"><text:span text:style-name="Strong_20_Emphasis">Quest Hooks</text:span></text:p>
      <text:list text:style-name="L28">
        <text:list-item>
          <text:p text:style-name="P28">Guild politics</text:p>
        </text:list-item>
        <text:list-item>
          <text:p text:style-name="P28">Choice-driven dialogue</text:p>
        </text:list-item>
      </text:list>
      <text:p text:style-name="Horizontal_20_Line"/>
      <text:h text:style-name="Heading_20_3" text:outline-level="3"><text:span text:style-name="Strong_20_Emphasis">Chapter 14 — The Beet and the Truth</text:span></text:h>
      <text:p text:style-name="Text_20_body"><text:span text:style-name="Strong_20_Emphasis">POV:</text:span> Nami<text:line-break/><text:span text:style-name="Strong_20_Emphasis">Theme:</text:span> Trust without full answers</text:p>
      <text:p text:style-name="Text_20_body"><text:span text:style-name="Strong_20_Emphasis">Key beats</text:span></text:p>
      <text:list text:style-name="L29">
        <text:list-item>
          <text:p text:style-name="P29">Meal shared</text:p>
        </text:list-item>
        <text:list-item>
          <text:p text:style-name="P29">Beet offered</text:p>
        </text:list-item>
        <text:list-item>
          <text:p text:style-name="P29">Yori explains <text:span text:style-name="Emphasis">enough</text:span></text:p>
        </text:list-item>
        <text:list-item>
          <text:p text:style-name="P29">Other coin remains hidden</text:p>
        </text:list-item>
      </text:list>
      <text:p text:style-name="Text_20_body"><text:span text:style-name="Strong_20_Emphasis">Quest Hooks</text:span></text:p>
      <text:list text:style-name="L30">
        <text:list-item>
          <text:p text:style-name="P30">Relationship lock-in</text:p>
        </text:list-item>
        <text:list-item>
          <text:p text:style-name="P30">Lore flag: “Unspoken Rank”</text:p>
        </text:list-item>
      </text:list>
      <text:p text:style-name="Horizontal_20_Line"/>
      <text:h text:style-name="Heading_20_2" text:outline-level="2"><text:span text:style-name="Strong_20_Emphasis">ACT VI — ELDEN FOREST</text:span></text:h>
      <text:p text:style-name="Text_20_body"><text:span text:style-name="Emphasis">What Hunts Them</text:span></text:p>
      <text:p text:style-name="Horizontal_20_Line"/>
      <text:h text:style-name="Heading_20_3" text:outline-level="3"><text:soft-page-break/><text:span text:style-name="Strong_20_Emphasis">Chapter 15 — Orders in Ash</text:span></text:h>
      <text:p text:style-name="Text_20_body"><text:span text:style-name="Strong_20_Emphasis">POV:</text:span> Yori<text:line-break/><text:span text:style-name="Strong_20_Emphasis">Theme:</text:span> The enemy’s method</text:p>
      <text:p text:style-name="Text_20_body"><text:span text:style-name="Strong_20_Emphasis">Key beats</text:span></text:p>
      <text:list text:style-name="L31">
        <text:list-item>
          <text:p text:style-name="P31">Prisoner camps</text:p>
        </text:list-item>
        <text:list-item>
          <text:p text:style-name="P31">Ravik’s letters found</text:p>
        </text:list-item>
        <text:list-item>
          <text:p text:style-name="P31">Kitsune essence referenced</text:p>
        </text:list-item>
      </text:list>
      <text:p text:style-name="Text_20_body"><text:span text:style-name="Strong_20_Emphasis">Quest Hooks</text:span></text:p>
      <text:list text:style-name="L32">
        <text:list-item>
          <text:p text:style-name="P32">Prison breaks</text:p>
        </text:list-item>
        <text:list-item>
          <text:p text:style-name="P32">Intelligence gathering</text:p>
        </text:list-item>
      </text:list>
      <text:p text:style-name="Horizontal_20_Line"/>
      <text:h text:style-name="Heading_20_3" text:outline-level="3"><text:span text:style-name="Strong_20_Emphasis">Chapter 16 — The Hunter in the Void</text:span></text:h>
      <text:p text:style-name="Text_20_body"><text:span text:style-name="Strong_20_Emphasis">POV:</text:span> Antagonist intro<text:line-break/><text:span text:style-name="Strong_20_Emphasis">Theme:</text:span> Being pursued</text:p>
      <text:p text:style-name="Text_20_body"><text:span text:style-name="Strong_20_Emphasis">Key beats</text:span></text:p>
      <text:list text:style-name="L33">
        <text:list-item>
          <text:p text:style-name="P33">First appearance of <text:span text:style-name="Strong_20_Emphasis">Quinlan Drear</text:span></text:p>
        </text:list-item>
        <text:list-item>
          <text:p text:style-name="P33">Ritual tracking fails… almost</text:p>
        </text:list-item>
        <text:list-item>
          <text:p text:style-name="P33">He names them without seeing them</text:p>
        </text:list-item>
      </text:list>
      <text:p text:style-name="Text_20_body"><text:span text:style-name="Strong_20_Emphasis">Quest Hooks</text:span></text:p>
      <text:list text:style-name="L34">
        <text:list-item>
          <text:p text:style-name="P34">Cat-and-mouse encounters</text:p>
        </text:list-item>
        <text:list-item>
          <text:p text:style-name="P34">Riddle clues</text:p>
        </text:list-item>
      </text:list>
      <text:p text:style-name="Horizontal_20_Line"/>
      <text:h text:style-name="Heading_20_2" text:outline-level="2"><text:span text:style-name="Strong_20_Emphasis">ACT VII — TOWARD ARIN’S WATCH</text:span></text:h>
      <text:p text:style-name="Text_20_body"><text:span text:style-name="Emphasis">The Debt Comes Due</text:span></text:p>
      <text:p text:style-name="Text_20_body">(Leads directly into Book II)</text:p>
      <text:p text:style-name="Horizontal_20_Line"/>
      <text:h text:style-name="Heading_20_2" text:outline-level="2"><text:span text:style-name="Strong_20_Emphasis">Voidbound Hunter — Clean, Legal, Perfect</text:span></text:h>
      <text:p text:style-name="Text_20_body">You absolutely nailed it.</text:p>
      <text:h text:style-name="Heading_20_3" text:outline-level="3"><text:soft-page-break/><text:span text:style-name="Strong_20_Emphasis">Voidbound Hunter</text:span></text:h>
      <text:p text:style-name="Text_20_body">Not Blood Hunter. Not Fey Hunter.</text:p>
      <text:p text:style-name="Text_20_body"><text:span text:style-name="Strong_20_Emphasis">Lore justification</text:span></text:p>
      <text:list text:style-name="L35">
        <text:list-item>
          <text:p text:style-name="P35">Fey must cross the <text:span text:style-name="Strong_20_Emphasis">Void Between Realms</text:span></text:p>
        </text:list-item>
        <text:list-item>
          <text:p text:style-name="P35">Voidbound Hunters mark that crossing</text:p>
        </text:list-item>
        <text:list-item>
          <text:p text:style-name="P35">Their rituals scrape echoes from <text:span text:style-name="Emphasis">between existence</text:span></text:p>
        </text:list-item>
      </text:list>
      <text:p text:style-name="Text_20_body"><text:span text:style-name="Strong_20_Emphasis">Abilities</text:span></text:p>
      <text:list text:style-name="L36">
        <text:list-item>
          <text:p text:style-name="P36">Void-scent tracking</text:p>
        </text:list-item>
        <text:list-item>
          <text:p text:style-name="P36">Blood-adjacent rituals (never named as such)</text:p>
        </text:list-item>
        <text:list-item>
          <text:p text:style-name="P36">Reality interference, not magic theft</text:p>
        </text:list-item>
      </text:list>
      <text:p text:style-name="Text_20_body"><text:span text:style-name="Strong_20_Emphasis">Theme</text:span><text:line-break/>They don’t hunt bodies.<text:line-break/>They hunt <text:span text:style-name="Strong_20_Emphasis">passage</text:span>.</text:p>
      <text:p text:style-name="Text_20_body">Quinlan isn’t mad.<text:line-break/>He’s listening to a space that shouldn’t answ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1:28:50.773579900</meta:creation-date>
    <dc:date>2025-12-16T01:29:46.385944500</dc:date>
    <meta:editing-duration>PT55S</meta:editing-duration>
    <meta:editing-cycles>1</meta:editing-cycles>
    <meta:document-statistic meta:table-count="0" meta:image-count="0" meta:object-count="0" meta:page-count="9" meta:paragraph-count="201" meta:word-count="917" meta:character-count="5284" meta:non-whitespace-character-count="4645"/>
    <meta:generator>LibreOffice/25.2.7.2$Windows_X86_64 LibreOffice_project/5cbfd1ab6520636bb5f7b99185aa69bd7456825d</meta:generator>
  </office:meta>
</office:document-meta>
</file>